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ff3333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3333"/>
    </style:style>
    <style:style style:name="T7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bookmark text:name="section-103.6"/>103.6 Modify process execution priorities </text:h>
      <text:p text:style-name="P1"/>
      <text:p text:style-name="P3"><text:span text:style-name="T2">Manage process execution priorities. Tasks include determining the default priority of jobs, running a program with higher or lower priority, determining the priority of a process, and<text:line-break/>changing the priority of a running process.</text:span><text:span text:style-name="T4"> <text:line-break/><text:line-break/></text:span><text:span text:style-name="T1">The niceness of a process corresponds to its scheduling priority<text:line-break/>between -20 (highest) to 19 (lowest).</text:span><text:span text:style-name="T4"><text:line-break/></text:span></text:p>
      <text:p text:style-name="P4">Nice<text:line-break/><text:span text:style-name="T3">verify default priority value<text:line-break/>nice -n command = launches command with n priority<text:line-break/>nice -12 = priority 12</text:span></text:p>
      <text:p text:style-name="P4"><text:span text:style-name="T3">nice - -12 = priority -12 </text:span></text:p>
      <text:p text:style-name="P4">renice</text:p>
      <text:p text:style-name="P5">change priority of running process<text:line-break/>renice N pid</text:p>
      <text:p text:style-name="P4">ps</text:p>
      <text:p text:style-name="P5">displays processes</text:p>
      <text:p text:style-name="P4">top<text:line-break/><text:span text:style-name="T3">realtime list of processes</text:span></text:p>
      <text:p text:style-name="P3"><text:span text:style-name="T4"><text:line-break/></text:span><text:span text:style-name="T5">Objectives</text:span><text:span text:style-name="T4"><text:line-break/></text:span>Know the default priority of a job that is created. <text:line-break/>Run a program with higher or lower priority than the default.<text:line-break/>Change the priority of a running process. </text:p>
      <text:p text:style-name="P2"><text:line-break/><text:span text:style-name="T5">Todo<text:line-break/><text:line-break/>Sources</text:span></text:p>
      <text:p text:style-name="P7">Questions</text:p>
      <text:p text:style-name="P7"/>
      <text:p text:style-name="P8">1. Which two of the following commands are equivalent to one another? (Select two.) </text:p>
      <text:p text:style-name="P8">A. nice --value 10 crunch </text:p>
      <text:p text:style-name="P8">B. nice -n -10 crunch </text:p>
      <text:p text:style-name="P8">C. <text:span text:style-name="T6">nice -10 crunch</text:span> </text:p>
      <text:p text:style-name="P8">D. nice 10 crunch </text:p>
      <text:p text:style-name="P8">E.<text:span text:style-name="T6"> nice crunch</text:span></text:p>
      <text:p text:style-name="P8"/>
      <text:p text:style-name="P8">2. Which of the following are restrictions on ordinary users’ abilities to run renice? (Select </text:p>
      <text:p text:style-name="P8">two.) </text:p>
      <text:p text:style-name="P8">A. Users may not modify the priorities of processes that are already running. </text:p>
      <text:p text:style-name="P8"><text:soft-page-break/>B. Users may not modify the priority of their programs launched from anything but their </text:p>
      <text:p text:style-name="P8"><text:s text:c="2"/>current shells. </text:p>
      <text:p text:style-name="P8">C. <text:span text:style-name="T7">Users may not decrease the priority (that is, increase the priority value) of their own </text:span></text:p>
      <text:p text:style-name="P10"><text:s text:c="2"/>processes.</text:p>
      <text:p text:style-name="P8">D. <text:span text:style-name="T6">Users may not modify the priorities of other users’ processes. </text:span></text:p>
      <text:p text:style-name="P8">E. <text:span text:style-name="T6">Users may not increase the priority (that is, decrease the priority value) of their own </text:span></text:p>
      <text:p text:style-name="P9"><text:s text:c="2"/>process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7:01</meta:creation-date>
    <dc:date>2014-08-30T14:08:39</dc:date>
    <dc:creator>David </dc:creator>
    <meta:editing-duration>PT32M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2" meta:paragraph-count="28" meta:word-count="256" meta:character-count="1546" meta:non-whitespace-character-count="1289"/>
  </office:meta>
</office:document-meta>
</file>